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mas</text:p>
      <text:p text:style-name="P2">Deck the Halls</text:p>
      <text:p text:style-name="P2">Jingle Bells</text:p>
      <text:p text:style-name="P2">You're a Mean One, Mr. Grinch</text:p>
      <text:p text:style-name="P2">Do You Want to Build a Snowman?</text:p>
      <text:p text:style-name="P2">O Come, All Ye Faithful (A flat)</text:p>
      <text:p text:style-name="P2">O Come, All Ye Faithful (G)</text:p>
      <text:p text:style-name="P2">Hark, the Herald Angels Sing (F)</text:p>
      <text:p text:style-name="P2">Hark, the Herald Angels Sing( G)</text:p>
      <text:p text:style-name="P2">Angels We Have Heard on High</text:p>
      <text:p text:style-name="P2">O Little Town of Bethlehem (F)</text:p>
      <text:p text:style-name="P2">O Little Town of Bethlehem (G)</text:p>
      <text:p text:style-name="P2">Away in a Manger</text:p>
      <text:p text:style-name="P2">Away in a Manger (alt tune)</text:p>
      <text:p text:style-name="P2">Silent Night</text:p>
      <text:p text:style-name="P2">Joy to the World</text:p>
      <text:p text:style-name="P2">What Child is This?</text:p>
      <text:p text:style-name="P2">While Shepherds Watched Their Flocks</text:p>
      <text:p text:style-name="P2">The First Noel</text:p>
      <text:p text:style-name="P2">It Came Upon the Midnight Clear</text:p>
      <text:p text:style-name="P2">O Come, O Come, Emmanuel</text:p>
      <text:p text:style-name="P2">I Heard the Bells on Christmas Day</text:p>
      <text:p text:style-name="P2">Come, Thou Long Expected Jesus</text:p>
      <text:p text:style-name="P2">There's a Song in the A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nk Warren</meta:initial-creator>
    <meta:creation-date>2018-12-31T13:31:15</meta:creation-date>
    <dc:date>2018-12-31T14:44:41</dc:date>
    <dc:creator>Hank Warren</dc:creator>
    <meta:editing-duration>PT7M7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24" meta:word-count="119" meta:character-count="590"/>
  </office:meta>
</office:document-meta>
</file>